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8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svg:stroke-width="0.05cm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draw:marker-start-width="0.2cm" draw:marker-end="Стили_20_стрелок_20_1" draw:marker-end-width="0.3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marker-end="Стили_20_стрелок_20_1" draw:textarea-horizontal-align="center" draw:textarea-vertical-align="middle"/>
    </style:style>
    <style:style style:name="gr12" style:family="graphic" style:parent-style-name="standard">
      <style:graphic-properties draw:stroke="none" svg:stroke-color="#000000" draw:marker-end="Стили_20_стрелок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marker-start="Стили_20_стрелок_20_1" draw:marker-end="" draw:marker-end-width="0.3cm" draw:textarea-horizontal-align="center" draw:textarea-vertical-align="middle"/>
    </style:style>
    <style:style style:name="gr14" style:family="graphic" style:parent-style-name="standard">
      <style:graphic-properties svg:stroke-width="0.05cm" draw:marker-start="Стили_20_стрелок_20_1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marker-end="Стили_20_стрелок_20_1" draw:fill="none" draw:fill-color="#ffffff" draw:textarea-horizontal-align="left" draw:auto-grow-height="true" draw:auto-grow-width="true" fo:min-height="0.925cm" fo:min-width="0.034cm"/>
    </style:style>
    <style:style style:name="gr1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Arial" style:font-family-generic="swiss" style:font-pitch="variable" fo:font-size="18pt" style:font-size-asian="18pt" style:font-size-complex="18pt"/>
    </style:style>
    <style:style style:name="T3" style:family="text">
      <style:text-properties fo:font-family="'Times New Roman'" style:font-style-name="Обычный" style:font-family-generic="roman" fo:font-size="12pt" style:font-family-asian="'Times New Roman'" style:font-style-name-asian="Обычный" style:font-family-generic-asian="roman" style:font-size-asian="12pt" style:font-family-complex="'Times New Roman'" style:font-style-name-complex="Обычный" style:font-family-generic-complex="roman" style:font-size-complex="12pt"/>
    </style:style>
    <style:style style:name="T4" style:family="text">
      <style:text-properties style:text-position="super 58%" fo:font-family="'Times New Roman'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style:text-position="sub 58%" fo:font-family="'Times New Roman'" style:font-family-generic="roman" style:font-pitch="variable" fo:font-size="12pt" style:font-size-asian="12pt" style:font-size-complex="12pt"/>
    </style:style>
    <style:style style:name="T9" style:family="text">
      <style:text-properties style:text-position="sub 58%"/>
    </style:style>
    <style:style style:name="T10" style:family="text">
      <style:text-properties fo:font-family="'Times New Roman'" style:font-style-name="Обычный" style:font-family-generic="roman" style:font-family-asian="'Times New Roman'" style:font-style-name-asian="Обычный" style:font-family-generic-asian="roman" style:font-family-complex="'Times New Roman'" style:font-style-name-complex="Обычный" style:font-family-generic-complex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2.075cm" svg:x2="4cm" svg:y2="2.075cm">
          <text:p/>
        </draw:line>
        <draw:rect draw:style-name="gr2" draw:text-style-name="P2" xml:id="id3" draw:id="id3" draw:layer="layout" svg:width="3.2cm" svg:height="1.2cm" svg:x="3.975cm" svg:y="1.475cm">
          <text:p text:style-name="P1"><text:span text:style-name="T1">Декодер</text:span></text:p>
          <text:p text:style-name="P1"><text:span text:style-name="T1">амплитуды</text:span></text:p>
        </draw:rect>
        <draw:custom-shape draw:style-name="gr3" draw:text-style-name="P3" xml:id="id2" draw:id="id2" draw:layer="layout" svg:width="0.8cm" svg:height="0.8cm" svg:x="9.9cm" svg:y="1.675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7.225cm" svg:y1="3.75cm" svg:x2="10.3cm" svg:y2="2.475cm" draw:start-shape="id1" draw:start-glue-point="1" draw:end-shape="id2" draw:end-glue-point="8" svg:d="m7225 3750h3075v-1275">
          <text:p/>
        </draw:connector>
        <draw:connector draw:style-name="gr1" draw:text-style-name="P1" draw:layer="layout" svg:x1="7.175cm" svg:y1="2.075cm" svg:x2="9.9cm" svg:y2="2.075cm" draw:start-shape="id3" draw:start-glue-point="1" draw:end-shape="id2" draw:end-glue-point="6" svg:d="m7175 2075h2725">
          <text:p/>
        </draw:connector>
        <draw:rect draw:style-name="gr2" draw:text-style-name="P2" xml:id="id6" draw:id="id6" draw:layer="layout" svg:width="3.2cm" svg:height="1.2cm" svg:x="10.6cm" svg:y="5.2cm">
          <text:p text:style-name="P1"><text:span text:style-name="T1">Кодер </text:span></text:p>
          <text:p text:style-name="P1"><text:span text:style-name="T1">амплитуды</text:span></text:p>
        </draw:rect>
        <draw:rect draw:style-name="gr2" draw:text-style-name="P2" xml:id="id4" draw:id="id4" draw:layer="layout" svg:width="3.225cm" svg:height="1.6cm" svg:x="6.784cm" svg:y="6.8cm">
          <text:p text:style-name="P1"><text:span text:style-name="T1">(</text:span><text:span text:style-name="T3">●</text:span><text:span text:style-name="T1">)</text:span><text:span text:style-name="T4">-1</text:span></text:p>
        </draw:rect>
        <draw:custom-shape draw:style-name="gr3" draw:text-style-name="P3" xml:id="id5" draw:id="id5" draw:layer="layout" svg:width="0.8cm" svg:height="0.8cm" svg:x="8cm" svg:y="5.4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8.396cm" svg:y1="6.8cm" svg:x2="8.4cm" svg:y2="6.2cm" draw:start-shape="id4" draw:start-glue-point="0" draw:end-shape="id5" draw:end-glue-point="8" svg:d="m8396 6800v-300h4v-300">
          <text:p/>
        </draw:connector>
        <draw:connector draw:style-name="gr1" draw:text-style-name="P1" draw:layer="layout" svg:x1="8.8cm" svg:y1="5.8cm" svg:x2="10.6cm" svg:y2="5.8cm" draw:start-shape="id5" draw:start-glue-point="10" draw:end-shape="id6" draw:end-glue-point="3" svg:d="m8800 5800h1800">
          <text:p/>
        </draw:connector>
        <draw:connector draw:style-name="gr1" draw:text-style-name="P1" draw:layer="layout" svg:x1="1.85cm" svg:y1="5.798cm" svg:x2="8cm" svg:y2="5.8cm" draw:end-shape="id5" draw:end-glue-point="6" svg:d="m1850 5798h2825v2h3325">
          <text:p/>
        </draw:connector>
        <draw:connector draw:style-name="gr1" draw:text-style-name="P1" draw:layer="layout" svg:x1="13.8cm" svg:y1="5.8cm" svg:x2="16.02cm" svg:y2="5.804cm" draw:start-shape="id6" draw:start-glue-point="1" svg:d="m13800 5800h1361v4h859">
          <text:p/>
        </draw:connector>
        <draw:frame draw:style-name="gr4" draw:text-style-name="P4" draw:layer="layout" svg:width="1.209cm" svg:height="0.734cm" svg:x="6.099cm" svg:y="11.95cm">
          <draw:text-box>
            <text:p><text:span text:style-name="T1">g[n]</text:span></text:p>
          </draw:text-box>
        </draw:frame>
        <draw:frame draw:style-name="gr4" draw:text-style-name="P4" draw:layer="layout" svg:width="1.217cm" svg:height="0.734cm" svg:x="2.017cm" svg:y="4.925cm">
          <draw:text-box>
            <text:p><text:span text:style-name="T1">x[n]</text:span></text:p>
          </draw:text-box>
        </draw:frame>
        <draw:rect draw:style-name="gr2" draw:text-style-name="P2" xml:id="id9" draw:id="id9" draw:layer="layout" svg:width="3.2cm" svg:height="1.6cm" svg:x="1.474cm" svg:y="13.7cm">
          <text:p text:style-name="P1"><text:span text:style-name="T1">Вычисление </text:span></text:p>
          <text:p text:style-name="P1"><text:span text:style-name="T1">Коэффициентов</text:span></text:p>
          <text:p text:style-name="P1"><text:span text:style-name="T1">предсказания</text:span></text:p>
        </draw:rect>
        <draw:rect draw:style-name="gr2" draw:text-style-name="P2" xml:id="id7" draw:id="id7" draw:layer="layout" svg:width="3.2cm" svg:height="1.6cm" svg:x="1.474cm" svg:y="16.1cm">
          <text:p text:style-name="P1"><text:span text:style-name="T1">Кодирование</text:span></text:p>
          <text:p text:style-name="P1"><text:span text:style-name="T1">Коэффициентов</text:span></text:p>
          <text:p text:style-name="P1"><text:span text:style-name="T1">предсказания</text:span></text:p>
        </draw:rect>
        <draw:rect draw:style-name="gr2" draw:text-style-name="P2" xml:id="id8" draw:id="id8" draw:layer="layout" svg:width="3.2cm" svg:height="1.6cm" svg:x="1.474cm" svg:y="18.7cm">
          <text:p text:style-name="P1"><text:span text:style-name="T1">Декодирование</text:span></text:p>
          <text:p text:style-name="P1"><text:span text:style-name="T1">Коэффициентов</text:span></text:p>
          <text:p text:style-name="P1"><text:span text:style-name="T1">предсказания</text:span></text:p>
        </draw:rect>
        <draw:connector draw:style-name="gr1" draw:text-style-name="P1" draw:layer="layout" svg:x1="3.074cm" svg:y1="17.7cm" svg:x2="3.074cm" svg:y2="18.7cm" draw:start-shape="id7" draw:start-glue-point="2" draw:end-shape="id8" draw:end-glue-point="0" svg:d="m3074 17700v1000">
          <text:p/>
        </draw:connector>
        <draw:connector draw:style-name="gr1" draw:text-style-name="P1" draw:layer="layout" svg:x1="3.074cm" svg:y1="15.3cm" svg:x2="3.074cm" svg:y2="16.1cm" draw:start-shape="id9" draw:start-glue-point="2" draw:end-shape="id7" draw:end-glue-point="0" svg:d="m3074 15300v800">
          <text:p/>
        </draw:connector>
        <draw:custom-shape draw:style-name="gr5" draw:text-style-name="P3" xml:id="id15" draw:id="id15" draw:layer="layout" svg:width="0.8cm" svg:height="0.8cm" svg:x="4.874cm" svg:y="12.5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5" xml:id="id20" draw:id="id20" draw:layer="layout" svg:width="3.2cm" svg:height="1.6cm" svg:x="6.1cm" svg:y="19.55cm">
          <text:p text:style-name="P5"><text:span text:style-name="T5">Предсказатель</text:span></text:p>
        </draw:rect>
        <draw:rect draw:style-name="gr6" draw:text-style-name="P6" xml:id="id16" draw:id="id16" draw:layer="layout" svg:width="3.2cm" svg:height="1.2cm" svg:x="13.874cm" svg:y="12.3cm">
          <text:p text:style-name="P6"><text:span text:style-name="T6">Кодер </text:span></text:p>
          <text:p text:style-name="P6"><text:span text:style-name="T6">амплитуды</text:span></text:p>
        </draw:rect>
        <draw:rect draw:style-name="gr7" draw:text-style-name="P8" xml:id="id10" draw:id="id10" draw:layer="layout" svg:width="3.2cm" svg:height="2.075cm" svg:x="6.074cm" svg:y="13.509cm">
          <text:p text:style-name="P7"><text:span text:style-name="T7">Вычисление </text:span></text:p>
          <text:p text:style-name="P7"><text:span text:style-name="T7">коэффициента </text:span></text:p>
          <text:p text:style-name="P7"><text:span text:style-name="T7">усиления</text:span></text:p>
        </draw:rect>
        <draw:rect draw:style-name="gr7" draw:text-style-name="P9" xml:id="id11" draw:id="id11" draw:layer="layout" svg:width="3.2cm" svg:height="1.6cm" svg:x="6.074cm" svg:y="16.7cm">
          <text:p text:style-name="P1"><text:span text:style-name="T7">Кодер</text:span></text:p>
          <text:p text:style-name="P1"><text:span text:style-name="T7">коэффициента </text:span></text:p>
          <text:p text:style-name="P1"><text:span text:style-name="T7">усиления</text:span></text:p>
        </draw:rect>
        <draw:rect draw:style-name="gr2" draw:text-style-name="P2" xml:id="id12" draw:id="id12" draw:layer="layout" svg:width="3.2cm" svg:height="1.6cm" svg:x="10.274cm" svg:y="16.7cm">
          <text:p text:style-name="P1"><text:span text:style-name="T1">Декодер</text:span></text:p>
          <text:p text:style-name="P1"><text:span text:style-name="T1">коэффициента </text:span></text:p>
          <text:p text:style-name="P1"><text:span text:style-name="T1">усиления</text:span></text:p>
        </draw:rect>
        <draw:rect draw:style-name="gr6" draw:text-style-name="P6" xml:id="id17" draw:id="id17" draw:layer="layout" svg:width="3.2cm" svg:height="1.2cm" svg:x="13.874cm" svg:y="14.1cm">
          <text:p text:style-name="P6"><text:span text:style-name="T6">Декодер </text:span></text:p>
          <text:p text:style-name="P6"><text:span text:style-name="T6">амплитуды</text:span></text:p>
        </draw:rect>
        <draw:rect draw:style-name="gr2" draw:text-style-name="P2" xml:id="id13" draw:id="id13" draw:layer="layout" svg:width="3.2cm" svg:height="1.2cm" svg:x="10.274cm" svg:y="14.1cm">
          <text:p text:style-name="P1"><text:span text:style-name="T1">(</text:span><text:span text:style-name="T3">●</text:span><text:span text:style-name="T1">)</text:span><text:span text:style-name="T4">-1</text:span></text:p>
        </draw:rect>
        <draw:custom-shape draw:style-name="gr3" draw:text-style-name="P3" xml:id="id18" draw:id="id18" draw:layer="layout" svg:width="0.8cm" svg:height="0.8cm" svg:x="15.075cm" svg:y="16.1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8cm" svg:height="0.8cm" svg:x="11.474cm" svg:y="12.5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0.8cm" svg:height="0.8cm" svg:x="14.125cm" svg:y="19.95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7.674cm" svg:y1="15.584cm" svg:x2="7.674cm" svg:y2="16.7cm" draw:start-shape="id10" draw:start-glue-point="2" draw:end-shape="id11" draw:end-glue-point="0" svg:d="m7674 15584v1116">
          <text:p/>
        </draw:connector>
        <draw:connector draw:style-name="gr1" draw:text-style-name="P1" draw:layer="layout" svg:x1="9.274cm" svg:y1="17.5cm" svg:x2="10.274cm" svg:y2="17.5cm" draw:start-shape="id11" draw:start-glue-point="1" draw:end-shape="id12" draw:end-glue-point="3" svg:d="m9274 17500h1000">
          <text:p/>
        </draw:connector>
        <draw:connector draw:style-name="gr1" draw:text-style-name="P1" draw:layer="layout" svg:x1="11.874cm" svg:y1="14.1cm" svg:x2="11.874cm" svg:y2="13.3cm" draw:start-shape="id13" draw:start-glue-point="0" draw:end-shape="id14" draw:end-glue-point="8" svg:d="m11874 14100v-800">
          <text:p/>
        </draw:connector>
        <draw:connector draw:style-name="gr9" draw:text-style-name="P1" draw:layer="layout" svg:x1="5.674cm" svg:y1="12.9cm" svg:x2="11.474cm" svg:y2="12.9cm" draw:start-shape="id15" draw:start-glue-point="10" draw:end-shape="id14" draw:end-glue-point="6" svg:d="m5674 12900h5800">
          <text:p/>
        </draw:connector>
        <draw:connector draw:style-name="gr10" draw:text-style-name="P1" draw:layer="layout" svg:x1="5.674cm" svg:y1="12.9cm" svg:x2="7.674cm" svg:y2="13.509cm" draw:start-shape="id15" draw:start-glue-point="10" draw:end-shape="id10" draw:end-glue-point="0" svg:d="m5674 12900h2000v609">
          <text:p/>
        </draw:connector>
        <draw:connector draw:style-name="gr1" draw:text-style-name="P1" draw:layer="layout" svg:x1="11.874cm" svg:y1="16.7cm" svg:x2="11.874cm" svg:y2="15.3cm" draw:start-shape="id12" draw:start-glue-point="0" draw:end-shape="id13" draw:end-glue-point="2" svg:d="m11874 16700v-1400">
          <text:p/>
        </draw:connector>
        <draw:connector draw:style-name="gr9" draw:text-style-name="P1" draw:layer="layout" svg:x1="12.274cm" svg:y1="12.9cm" svg:x2="13.874cm" svg:y2="12.9cm" draw:start-shape="id14" draw:start-glue-point="10" draw:end-shape="id16" draw:end-glue-point="3" svg:d="m12274 12900h1600">
          <text:p/>
        </draw:connector>
        <draw:connector draw:style-name="gr1" draw:text-style-name="P1" draw:layer="layout" svg:x1="15.474cm" svg:y1="13.5cm" svg:x2="15.474cm" svg:y2="14.1cm" draw:start-shape="id16" draw:start-glue-point="2" draw:end-shape="id17" draw:end-glue-point="0" svg:d="m15474 13500v600">
          <text:p/>
        </draw:connector>
        <draw:connector draw:style-name="gr9" draw:text-style-name="P1" draw:layer="layout" svg:x1="15.475cm" svg:y1="16.9cm" svg:x2="14.925cm" svg:y2="20.35cm" draw:start-shape="id18" draw:start-glue-point="8" draw:end-shape="id19" draw:end-glue-point="10" svg:d="m15475 16900v3450h-550">
          <text:p/>
        </draw:connector>
        <draw:connector draw:style-name="gr9" draw:text-style-name="P1" draw:layer="layout" svg:x1="15.474cm" svg:y1="15.3cm" svg:x2="15.475cm" svg:y2="16.1cm" draw:start-shape="id17" draw:start-glue-point="2" draw:end-shape="id18" draw:end-glue-point="4" svg:d="m15474 15300v412h1v388">
          <text:p/>
        </draw:connector>
        <draw:connector draw:style-name="gr1" draw:text-style-name="P1" draw:layer="layout" draw:line-skew="0cm -0.049cm" svg:x1="11.874cm" svg:y1="16.7cm" svg:x2="15.075cm" svg:y2="16.5cm" draw:start-shape="id12" draw:start-glue-point="0" draw:end-shape="id18" draw:end-glue-point="6" svg:d="m11874 16700v-501h2352v301h849">
          <text:p/>
        </draw:connector>
        <draw:connector draw:style-name="gr9" draw:text-style-name="P1" draw:layer="layout" svg:x1="2.174cm" svg:y1="12.9cm" svg:x2="4.874cm" svg:y2="12.9cm" draw:end-shape="id15" draw:end-glue-point="6" svg:d="m2174 12900h2700">
          <text:p/>
        </draw:connector>
        <draw:connector draw:style-name="gr9" draw:text-style-name="P1" draw:layer="layout" svg:x1="14.125cm" svg:y1="20.35cm" svg:x2="9.3cm" svg:y2="20.35cm" draw:start-shape="id19" draw:start-glue-point="6" draw:end-shape="id20" draw:end-glue-point="1" svg:d="m14125 20350h-4825">
          <text:p/>
        </draw:connector>
        <draw:connector draw:style-name="gr9" draw:text-style-name="P1" draw:layer="layout" svg:x1="6.1cm" svg:y1="20.35cm" svg:x2="5.274cm" svg:y2="13.3cm" draw:start-shape="id20" draw:start-glue-point="3" draw:end-shape="id15" draw:end-glue-point="8" svg:d="m6100 20350h-826v-7050">
          <text:p/>
        </draw:connector>
        <draw:connector draw:style-name="gr11" draw:text-style-name="P1" draw:layer="layout" svg:x1="3.074cm" svg:y1="20.3cm" svg:x2="7.7cm" svg:y2="21.15cm" draw:start-shape="id8" draw:start-glue-point="2" draw:end-shape="id20" svg:d="m3074 20300v1375h4626v-525">
          <text:p/>
        </draw:connector>
        <draw:connector draw:style-name="gr1" draw:text-style-name="P1" draw:layer="layout" svg:x1="9.274cm" svg:y1="17.5cm" svg:x2="9.852cm" svg:y2="22.527cm" draw:start-shape="id11" draw:start-glue-point="1" svg:d="m9274 17500h540v5027h38">
          <text:p/>
        </draw:connector>
        <draw:connector draw:style-name="gr1" draw:text-style-name="P1" draw:layer="layout" draw:line-skew="-2.16cm" svg:x1="3.074cm" svg:y1="17.7cm" svg:x2="4.874cm" svg:y2="22.336cm" draw:start-shape="id7" draw:start-glue-point="2" svg:d="m3074 17700v409h1800v4227">
          <text:p/>
        </draw:connector>
        <draw:connector draw:style-name="gr9" draw:text-style-name="P1" draw:layer="layout" svg:x1="17.074cm" svg:y1="12.9cm" svg:x2="17.573cm" svg:y2="22.33cm" draw:start-shape="id16" draw:start-glue-point="1" svg:d="m17074 12900h525v9430h-26">
          <text:p/>
        </draw:connector>
        <draw:frame draw:style-name="gr4" draw:text-style-name="P4" draw:layer="layout" svg:width="1.244cm" svg:height="0.868cm" svg:x="3.556cm" svg:y="21.65cm">
          <draw:text-box>
            <text:p><text:span text:style-name="T1">i</text:span><text:span text:style-name="T8">p</text:span><text:span text:style-name="T1">[n]</text:span></text:p>
          </draw:text-box>
        </draw:frame>
        <draw:frame draw:style-name="gr4" draw:text-style-name="P4" draw:layer="layout" svg:width="1.24cm" svg:height="0.868cm" svg:x="10.024cm" svg:y="21.307cm">
          <draw:text-box>
            <text:p><text:span text:style-name="T1">i</text:span><text:span text:style-name="T8">g</text:span><text:span text:style-name="T1">[n]</text:span></text:p>
          </draw:text-box>
        </draw:frame>
        <draw:frame draw:style-name="gr4" draw:text-style-name="P4" draw:layer="layout" svg:width="1.231cm" svg:height="0.868cm" svg:x="16.08cm" svg:y="21.25cm">
          <draw:text-box>
            <text:p><text:span text:style-name="T1">i</text:span><text:span text:style-name="T8">a</text:span><text:span text:style-name="T1">[n]</text:span></text:p>
          </draw:text-box>
        </draw:frame>
        <draw:rect draw:style-name="gr6" draw:text-style-name="P2" xml:id="id22" draw:id="id22" draw:layer="layout" svg:width="3.225cm" svg:height="1.2cm" svg:x="3.795cm" svg:y="23.4cm">
          <text:p text:style-name="P2"><text:span text:style-name="T1">Декодер </text:span></text:p>
          <text:p text:style-name="P2"><text:span text:style-name="T1">амплитуды</text:span></text:p>
        </draw:rect>
        <draw:rect draw:style-name="gr2" draw:text-style-name="P2" xml:id="id21" draw:id="id21" draw:layer="layout" svg:width="3.2cm" svg:height="1.6cm" svg:x="3.8cm" svg:y="24.8cm">
          <text:p text:style-name="P1"><text:span text:style-name="T1">Декодирование</text:span></text:p>
          <text:p text:style-name="P1"><text:span text:style-name="T1">коэффициента </text:span></text:p>
          <text:p text:style-name="P1"><text:span text:style-name="T1">усиления</text:span></text:p>
        </draw:rect>
        <draw:frame draw:style-name="gr12" draw:layer="layout" svg:width="1.24cm" svg:height="0.868cm" svg:x="1.86cm" svg:y="24.832cm">
          <draw:text-box>
            <text:p>i<text:span text:style-name="T9">g</text:span>[n]</text:p>
          </draw:text-box>
        </draw:frame>
        <draw:connector draw:style-name="gr13" draw:text-style-name="P1" draw:layer="layout" svg:x1="3.8cm" svg:y1="25.6cm" svg:x2="1.787cm" svg:y2="25.6cm" draw:start-shape="id21" draw:start-glue-point="3" svg:d="m3800 25600h-2013">
          <text:p/>
        </draw:connector>
        <draw:connector draw:style-name="gr14" draw:text-style-name="P1" draw:layer="layout" svg:x1="3.795cm" svg:y1="24cm" svg:x2="1.8cm" svg:y2="24cm" draw:start-shape="id22" draw:start-glue-point="3" svg:d="m3795 24000h-1995">
          <text:p/>
        </draw:connector>
        <draw:custom-shape draw:style-name="gr3" draw:text-style-name="P3" xml:id="id23" draw:id="id23" draw:layer="layout" svg:width="0.8cm" svg:height="0.8cm" svg:x="8.195cm" svg:y="23.6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7.02cm" svg:y1="24cm" svg:x2="8.195cm" svg:y2="24cm" draw:start-shape="id22" draw:start-glue-point="1" draw:end-shape="id23" draw:end-glue-point="6" svg:d="m7020 24000h1175">
          <text:p/>
        </draw:connector>
        <draw:connector draw:style-name="gr1" draw:text-style-name="P1" draw:layer="layout" svg:x1="7cm" svg:y1="25.6cm" svg:x2="8.595cm" svg:y2="24.4cm" draw:start-shape="id21" draw:start-glue-point="1" draw:end-shape="id23" draw:end-glue-point="8" svg:d="m7000 25600h1595v-1200">
          <text:p/>
        </draw:connector>
        <draw:connector draw:style-name="gr9" draw:text-style-name="P1" draw:layer="layout" svg:x1="8.995cm" svg:y1="24cm" svg:x2="10.8cm" svg:y2="24.002cm" draw:start-shape="id23" draw:start-glue-point="10" draw:end-shape="id24" draw:end-glue-point="6" svg:d="m8995 24000h891v2h914">
          <text:p/>
        </draw:connector>
        <draw:frame draw:style-name="gr4" draw:layer="layout" svg:width="1.327cm" svg:height="0.734cm" svg:x="8.745cm" svg:y="25.016cm">
          <draw:text-box>
            <text:p><text:span text:style-name="T10">ĝ</text:span>[m]</text:p>
          </draw:text-box>
        </draw:frame>
        <draw:rect draw:style-name="gr2" draw:text-style-name="P2" xml:id="id26" draw:id="id26" draw:layer="layout" svg:width="3.2cm" svg:height="1.6cm" svg:x="3.8cm" svg:y="26.6cm">
          <text:p text:style-name="P1"><text:span text:style-name="T1">Декодирование</text:span></text:p>
          <text:p text:style-name="P1"><text:span text:style-name="T1">коэффициентов</text:span></text:p>
          <text:p text:style-name="P1"><text:span text:style-name="T1">предсказания</text:span></text:p>
        </draw:rect>
        <draw:rect draw:style-name="gr6" draw:text-style-name="P2" xml:id="id25" draw:id="id25" draw:layer="layout" svg:width="3.2cm" svg:height="1.6cm" svg:x="12.2cm" svg:y="24.802cm">
          <text:p text:style-name="P2"><text:span text:style-name="T1">Предсказатель</text:span></text:p>
        </draw:rect>
        <draw:custom-shape draw:style-name="gr5" draw:text-style-name="P3" xml:id="id24" draw:id="id24" draw:layer="layout" svg:width="0.8cm" svg:height="0.8cm" svg:x="10.8cm" svg:y="23.602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12.2cm" svg:y1="25.602cm" svg:x2="11.2cm" svg:y2="24.402cm" draw:start-shape="id25" draw:start-glue-point="3" draw:end-shape="id24" draw:end-glue-point="8" svg:d="m12200 25602h-1000v-1200">
          <text:p/>
        </draw:connector>
        <draw:connector draw:style-name="gr11" draw:text-style-name="P1" draw:layer="layout" svg:x1="7cm" svg:y1="27.4cm" svg:x2="13.8cm" svg:y2="26.402cm" draw:start-shape="id26" draw:start-glue-point="1" draw:end-shape="id25" draw:end-glue-point="2" svg:d="m7000 27400h6800v-998">
          <text:p/>
        </draw:connector>
        <draw:connector draw:style-name="gr13" draw:text-style-name="P1" draw:layer="layout" svg:x1="3.8cm" svg:y1="27.4cm" svg:x2="1.787cm" svg:y2="27.397cm" draw:start-shape="id26" draw:start-glue-point="3" svg:d="m3800 27400h-1257v-3h-756">
          <text:p/>
        </draw:connector>
        <draw:frame draw:style-name="gr12" draw:layer="layout" svg:width="1.231cm" svg:height="0.868cm" svg:x="1.85cm" svg:y="23.1cm">
          <draw:text-box>
            <text:p>i<text:span text:style-name="T9">а</text:span>[n]</text:p>
          </draw:text-box>
        </draw:frame>
        <draw:frame draw:style-name="gr12" draw:layer="layout" svg:width="1.244cm" svg:height="0.868cm" svg:x="1.875cm" svg:y="26.457cm">
          <draw:text-box>
            <text:p>i<text:span text:style-name="T9">р</text:span>[n]</text:p>
          </draw:text-box>
        </draw:frame>
        <draw:connector draw:style-name="gr15" draw:text-style-name="P1" draw:layer="layout" draw:line-skew="0.124cm" svg:x1="11.6cm" svg:y1="24.002cm" svg:x2="15.4cm" svg:y2="25.602cm" draw:start-shape="id24" draw:start-glue-point="10" draw:end-shape="id25" draw:end-glue-point="1" svg:d="m11600 24002h4449v1600h-649">
          <text:p/>
        </draw:connector>
        <draw:connector draw:style-name="gr15" draw:text-style-name="P1" draw:layer="layout" svg:x1="11.6cm" svg:y1="24.002cm" svg:x2="17.459cm" svg:y2="24.008cm" draw:start-shape="id24" draw:start-glue-point="10" svg:d="m11600 24002h3192v6h2667">
          <text:p/>
        </draw:connector>
        <draw:frame draw:style-name="gr4" draw:layer="layout" svg:width="0.642cm" svg:height="0.734cm" svg:x="5.199cm" svg:y="13.134cm">
          <draw:text-box>
            <text:p>-</text:p>
          </draw:text-box>
        </draw:frame>
        <draw:frame draw:style-name="gr4" draw:layer="layout" svg:width="1.341cm" svg:height="0.868cm" svg:x="5.149cm" svg:y="15.516cm">
          <draw:text-box>
            <text:p>x<text:span text:style-name="T9">p</text:span>[n]</text:p>
          </draw:text-box>
        </draw:frame>
        <draw:frame draw:style-name="gr16" draw:layer="layout" svg:width="1.217cm" svg:height="1.175cm" svg:x="1.833cm" svg:y="11.975cm">
          <draw:text-box>
            <text:p>x[n]</text:p>
          </draw:text-box>
        </draw:frame>
        <draw:frame draw:style-name="gr17" draw:layer="layout" svg:width="1cm" svg:height="0.482cm" svg:x="10.975cm" svg:y="1.44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layer="layout" svg:width="1cm" svg:height="0.482cm" svg:x="11.975cm" svg:y="20.56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layer="layout" svg:width="1cm" svg:height="0.482cm" svg:x="16.05cm" svg:y="23.32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rect draw:style-name="gr2" draw:text-style-name="P2" xml:id="id27" draw:id="id27" draw:layer="layout" svg:width="3.2cm" svg:height="1.8cm" svg:x="2.8cm" svg:y="8.8cm">
          <text:p text:style-name="P1"><text:span text:style-name="T1">Вычисление </text:span></text:p>
          <text:p text:style-name="P1"><text:span text:style-name="T1">Коэффициента </text:span></text:p>
          <text:p text:style-name="P1"><text:span text:style-name="T1">усиления</text:span></text:p>
        </draw:rect>
        <draw:rect draw:style-name="gr2" draw:text-style-name="P2" xml:id="id28" draw:id="id28" draw:layer="layout" svg:width="3.2cm" svg:height="1.8cm" svg:x="7.45cm" svg:y="8.8cm">
          <text:p text:style-name="P1"><text:span text:style-name="T1">Кодер </text:span></text:p>
          <text:p text:style-name="P1"><text:span text:style-name="T1">Коэффициента</text:span></text:p>
          <text:p text:style-name="P1"><text:span text:style-name="T1">усиления</text:span></text:p>
        </draw:rect>
        <draw:rect draw:style-name="gr2" draw:text-style-name="P2" xml:id="id29" draw:id="id29" draw:layer="layout" svg:width="3.2cm" svg:height="1.6cm" svg:x="11.4cm" svg:y="6.8cm">
          <text:p text:style-name="P1"><text:span text:style-name="T1">Декодер </text:span></text:p>
          <text:p text:style-name="P1"><text:span text:style-name="T1">Коэффициента</text:span></text:p>
          <text:p text:style-name="P1"><text:span text:style-name="T1">усиления</text:span></text:p>
        </draw:rect>
        <draw:connector draw:style-name="gr1" draw:text-style-name="P1" draw:layer="layout" svg:x1="6cm" svg:y1="9.7cm" svg:x2="7.45cm" svg:y2="9.7cm" draw:start-shape="id27" draw:start-glue-point="1" draw:end-shape="id28" draw:end-glue-point="3" svg:d="m6000 9700h1450">
          <text:p/>
        </draw:connector>
        <draw:connector draw:style-name="gr1" draw:text-style-name="P1" draw:layer="layout" svg:x1="11.4cm" svg:y1="7.6cm" svg:x2="10.009cm" svg:y2="7.6cm" draw:start-shape="id29" draw:start-glue-point="3" draw:end-shape="id4" draw:end-glue-point="1" svg:d="m11400 7600h-1391">
          <text:p/>
        </draw:connector>
        <draw:connector draw:style-name="gr1" draw:text-style-name="P1" draw:layer="layout" svg:x1="10.65cm" svg:y1="9.7cm" svg:x2="13cm" svg:y2="8.4cm" draw:start-shape="id28" draw:start-glue-point="1" draw:end-shape="id29" svg:d="m10650 9700h2350v-1300">
          <text:p/>
        </draw:connector>
        <draw:connector draw:style-name="gr1" draw:text-style-name="P1" draw:layer="layout" svg:x1="10.65cm" svg:y1="9.7cm" svg:x2="14.336cm" svg:y2="9.702cm" draw:start-shape="id28" svg:d="m10650 9700h2094v2h1592">
          <text:p/>
        </draw:connector>
        <draw:connector draw:style-name="gr1" draw:text-style-name="P1" draw:layer="layout" svg:x1="8cm" svg:y1="5.8cm" svg:x2="4.4cm" svg:y2="8.8cm" draw:start-shape="id5" draw:start-glue-point="6" draw:end-shape="id27" draw:end-glue-point="0" svg:d="m8000 5800h-3600v3000">
          <text:p/>
        </draw:connector>
        <draw:frame draw:style-name="gr4" draw:text-style-name="P4" draw:layer="layout" svg:width="1.24cm" svg:height="0.868cm" svg:x="14.56cm" svg:y="9.15cm">
          <draw:text-box>
            <text:p><text:span text:style-name="T1">i</text:span><text:span text:style-name="T8">g</text:span><text:span text:style-name="T1">[n]</text:span></text:p>
          </draw:text-box>
        </draw:frame>
        <draw:frame draw:style-name="gr4" draw:text-style-name="P4" draw:layer="layout" svg:width="1.328cm" svg:height="0.734cm" svg:x="6.05cm" svg:y="8.9cm">
          <draw:text-box>
            <text:p><text:span text:style-name="T1">g[m]</text:span></text:p>
          </draw:text-box>
        </draw:frame>
        <draw:frame draw:style-name="gr17" draw:layer="layout" svg:width="1.127cm" svg:height="0.482cm" svg:x="10.173cm" svg:y="6.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231cm" svg:height="0.868cm" svg:x="14.2cm" svg:y="4.95cm">
          <draw:text-box>
            <text:p><text:span text:style-name="T1">i</text:span><text:span text:style-name="T8">a</text:span><text:span text:style-name="T1">[n]</text:span></text:p>
          </draw:text-box>
        </draw:frame>
        <draw:rect draw:style-name="gr2" draw:text-style-name="P2" xml:id="id1" draw:id="id1" draw:layer="layout" svg:width="3.225cm" svg:height="1.6cm" svg:x="4cm" svg:y="2.95cm">
          <text:p text:style-name="P1"><text:span text:style-name="T1">Декодер</text:span></text:p>
          <text:p text:style-name="P1"><text:span text:style-name="T1">Коэффициента</text:span></text:p>
          <text:p text:style-name="P1"><text:span text:style-name="T1">усиления</text:span></text:p>
        </draw:rect>
        <draw:frame draw:style-name="gr4" draw:text-style-name="P4" draw:layer="layout" svg:width="1.231cm" svg:height="0.868cm" svg:x="1.95cm" svg:y="1.3cm">
          <draw:text-box>
            <text:p><text:span text:style-name="T1">i</text:span><text:span text:style-name="T8">a</text:span><text:span text:style-name="T1">[n]</text:span></text:p>
          </draw:text-box>
        </draw:frame>
        <draw:connector draw:style-name="gr13" draw:text-style-name="P1" draw:layer="layout" svg:x1="4cm" svg:y1="3.75cm" svg:x2="1.789cm" svg:y2="3.754cm" draw:start-shape="id1" draw:start-glue-point="3" svg:d="m4000 3750h-1356v4h-855">
          <text:p/>
        </draw:connector>
        <draw:frame draw:style-name="gr4" draw:text-style-name="P4" draw:layer="layout" svg:width="1.24cm" svg:height="0.868cm" svg:x="2.035cm" svg:y="2.95cm">
          <draw:text-box>
            <text:p><text:span text:style-name="T1">i</text:span><text:span text:style-name="T8">g</text:span><text:span text:style-name="T1">[n]</text:span></text:p>
          </draw:text-box>
        </draw:frame>
        <draw:frame draw:style-name="gr17" draw:layer="layout" svg:width="1.127cm" svg:height="0.482cm" svg:x="7.725cm" svg:y="3.1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10" draw:text-style-name="P1" draw:layer="layout" svg:x1="4.874cm" svg:y1="12.9cm" svg:x2="3.074cm" svg:y2="13.7cm" draw:start-shape="id15" draw:start-glue-point="6" draw:end-shape="id9" draw:end-glue-point="0" svg:d="m4874 12900h-1800v800">
          <text:p/>
        </draw:connector>
        <draw:connector draw:style-name="gr15" draw:text-style-name="P1" draw:layer="layout" draw:line-skew="-0.3cm" svg:x1="6.1cm" svg:y1="20.35cm" svg:x2="14.525cm" svg:y2="19.95cm" draw:start-shape="id20" draw:start-glue-point="3" draw:end-shape="id19" draw:end-glue-point="4" svg:d="m6100 20350h-825v-1325h9250v925">
          <text:p/>
        </draw:connector>
        <draw:connector draw:style-name="gr1" draw:text-style-name="P1" draw:layer="layout" svg:x1="10.7cm" svg:y1="2.075cm" svg:x2="12.044cm" svg:y2="2.091cm" draw:start-shape="id2" draw:start-glue-point="10" svg:d="m10700 2075h923v16h4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gor </meta:initial-creator>
    <meta:creation-date>2011-12-06T15:18:00.13</meta:creation-date>
    <dc:date>2012-01-05T21:23:56.83</dc:date>
    <meta:editing-duration>PT5H1M45S</meta:editing-duration>
    <meta:editing-cycles>18</meta:editing-cycles>
    <meta:generator>OpenOffice.org/3.3$Win32 OpenOffice.org_project/330m20$Build-9567</meta:generator>
    <meta:document-statistic meta:object-count="97"/>
  </office:meta>
</office:document-meta>
</file>

<file path=Object 1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[n]</annotation>
  </semantics>
</math>
</file>

<file path=Object 2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[n]</annotation>
  </semantics>
</math>
</file>

<file path=Object 3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[n]</annotation>
  </semantics>
</math>
</file>

<file path=Object 4/content.xml><?xml version="1.0" encoding="utf-8"?>
<math xmlns="http://www.w3.org/1998/Math/MathML">
  <semantics>
    <mrow>
      <mover accent="true">
        <mi>g</mi>
        <mo stretchy="false">̂</mo>
      </mover>
      <mrow>
        <mo stretchy="false">[</mo>
        <mi>m</mi>
        <mo stretchy="false">]</mo>
      </mrow>
    </mrow>
    <annotation encoding="StarMath 5.0">hat g [m]</annotation>
  </semantics>
</math>
</file>

<file path=Object 5/content.xml><?xml version="1.0" encoding="utf-8"?>
<math xmlns="http://www.w3.org/1998/Math/MathML">
  <semantics>
    <mrow>
      <mover accent="true">
        <mi>g</mi>
        <mo stretchy="false">̂</mo>
      </mover>
      <mrow>
        <mo stretchy="false">[</mo>
        <mi>m</mi>
        <mo stretchy="false">]</mo>
      </mrow>
    </mrow>
    <annotation encoding="StarMath 5.0">hat g [m]</annotation>
  </semantics>
</math>
</file>